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106-02-28" calcext:value-type="date">
            <text:p>28/02/06</text:p>
          </table:table-cell>
          <table:table-cell table:style-name="ce5" table:formula="of:=SUM([.B3:.B361])" office:value-type="float" office:value="191.183333333333" calcext:value-type="float">
            <text:p>191.2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9" table:formula="of:=COUNT([.U2:.U1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office:value-type="float" office:value="5.21" calcext:value-type="float">
            <text:p>5.21</text:p>
          </table:table-cell>
          <table:table-cell table:number-columns-repeated="2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1" office:value-type="string" calcext:value-type="string">
            <text:p>4.77, 4.78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office:value-type="float" office:value="5.31" calcext:value-type="float">
            <text:p>5.31</text:p>
          </table:table-cell>
          <table:table-cell table:number-columns-repeated="2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1" office:value-type="float" office:value="5.25" calcext:value-type="float">
            <text:p>5.25</text:p>
          </table:table-cell>
          <table:table-cell table:number-columns-repeated="7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7" office:value-type="float" office:value="5.3" calcext:value-type="float">
            <text:p>5.30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table:style-name="ce6" table:formula="of:=SUM(105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33, 5.3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F. 5.31, E. 5.32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table:style-name="ce6" table:formula="of:=SUM(30/60 + 45/60)" office:value-type="float" office:value="1.25" calcext:value-type="float">
            <text:p>1.3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E. 5.24, Lecture 10A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30" calcext:value-type="date">
            <text:p>30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3, 5.26, 5.27, 5.28, F. 5.29</text:p>
          </table:table-cell>
          <table:table-cell table:number-columns-repeated="20"/>
        </table:table-row>
        <table:table-row table:style-name="ro1">
          <table:table-cell office:value-type="date" office:date-value="2018-05-29" calcext:value-type="date">
            <text:p>29/05/18</text:p>
          </table:table-cell>
          <table:table-cell table:style-name="ce6" table:formula="of:=SUM(70/60 + 50/60)" office:value-type="float" office:value="2" calcext:value-type="float">
            <text:p>2.0</text:p>
          </table:table-cell>
          <table:table-cell office:value-type="string" calcext:value-type="string">
            <text:p>W + R</text:p>
          </table:table-cell>
          <table:table-cell office:value-type="string" calcext:value-type="string">
            <text:p>Lecture 9B</text:p>
          </table:table-cell>
          <table:table-cell table:number-columns-repeated="20"/>
        </table:table-row>
        <table:table-row table:style-name="ro1">
          <table:table-cell office:value-type="date" office:date-value="2018-05-26" calcext:value-type="date">
            <text:p>26/05/18</text:p>
          </table:table-cell>
          <table:table-cell table:style-name="ce6" table:formula="of:=SUM(60/60 + 95/60)" office:value-type="float" office:value="2.58333333333333" calcext:value-type="float">
            <text:p>2.6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10B, F. 5.21, E. 5.22</text:p>
          </table:table-cell>
          <table:table-cell table:number-columns-repeated="20"/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0, P. 5.21</text:p>
          </table:table-cell>
          <table:table-cell table:number-columns-repeated="20"/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9</text:p>
          </table:table-cell>
          <table:table-cell table:number-columns-repeated="20"/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table:style-name="ce6" table:formula="of:=SUM(20/60 + 40/60 + 2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7, 5.18</text:p>
          </table:table-cell>
          <table:table-cell table:number-columns-repeated="20"/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table:style-name="ce6" table:formula="of:=SUM(53/60)" office:value-type="float" office:value="0.883333333333333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4, 5.15, 5.16</text:p>
          </table:table-cell>
          <table:table-cell table:number-columns-repeated="20"/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2, 5.13</text:p>
          </table:table-cell>
          <table:table-cell table:number-columns-repeated="20"/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1, P. 5.12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6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9" table:formula="of:=COUNT([.U21:.U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office:value-type="float" office:value="5.32" calcext:value-type="float">
            <text:p>5.32</text:p>
          </table:table-cell>
          <table:table-cell table:number-columns-repeated="3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1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4:57:42.72183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6-24T14:59:33.735982579</dc:date>
    <meta:editing-duration>P34DT6H25M6S</meta:editing-duration>
    <meta:editing-cycles>905</meta:editing-cycles>
    <meta:generator>LibreOffice/4.2.8.2$Linux_X86_64 LibreOffice_project/420m0$Build-2</meta:generator>
    <meta:document-statistic meta:table-count="1" meta:cell-count="583" meta:object-count="0"/>
  </office:meta>
</office:document-meta>
</file>